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46B9A780E2D9A3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75cm, 4.153cm, 6.47cm, 3.74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27cm" svg:height="22.9cm" svg:x="1.092cm" svg:y="2.091cm">
          <draw:image xlink:href="Pictures/10000000000005E8000007E0046B9A780E2D9A3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6:56.706221942</dc:date>
    <meta:editing-duration>PT3M33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